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0pt" style:font-size-asian="35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 docume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hatch draw:name="Karo7mmWriter" draw:style="double" draw:color="#708090" draw:distance="3.97mm" draw:rotation="0"/>
    <draw:hatch draw:name="KaroGrundschule" draw:style="double" draw:color="#708090" draw:distance="0.4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-top="20mm" fo:margin-bottom="20mm" fo:margin-left="20mm" fo:margin-right="20mm" fo:background-color="#708090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hatch" draw:fill-color="#708090" draw:fill-hatch-name="Karo7mmWriter" draw:fill-hatch-solid="false" draw:opacity="100%" draw:background-size="bord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11T16:04:31.171000000</meta:creation-date>
    <dc:title>A5querMitRand</dc:title>
    <meta:editing-duration>PT6M22S</meta:editing-duration>
    <meta:editing-cycles>5</meta:editing-cycles>
    <meta:generator>LO70RC1/7.0.0.1$Windows_X86_64 LibreOffice_project/04ba7e3f1e51af6c5d653e543a620e36719083fd</meta:generator>
    <meta:initial-creator>Regina Henschel</meta:initial-creator>
    <dc:date>2020-07-11T18:13:33.680000000</dc:date>
    <dc:creator>Regina Henschel</dc:creator>
    <meta:document-statistic meta:table-count="0" meta:image-count="0" meta:object-count="0" meta:page-count="1" meta:paragraph-count="1" meta:word-count="2" meta:character-count="13" meta:non-whitespace-character-count="12"/>
    <meta:template xlink:type="simple" xlink:actuate="onRequest" xlink:title="A5querMitRand" xlink:href="../../Apps/LO6142/user/template/A5querMitRand.ott" meta:date="2020-07-11T16:04:30.796000000"/>
  </office:meta>
</office:document-meta>
</file>